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20.42cm">
            <draw:object draw:notify-on-update-of-ranges="Sheet1.B17:Sheet1.B60 Sheet1.C16:Sheet1.C16 Sheet1.C17:Sheet1.C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amm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[.C6]*EXP(-[.B6]*[.C6])" office:value-type="float" office:value="1.5" calcext:value-type="float">
            <text:p>1.5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-[.C12]*LN([.B12])" office:value-type="float" office:value="0.693147180559945" calcext:value-type="float">
            <text:p>0.693147180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^-xb</text:p>
          </table:table-cell>
          <table:table-cell office:value-type="string" calcext:value-type="string">
            <text:p>inverse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1-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(1-'p')^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EXP(-[.B17]/[.$C$15])" office:value-type="float" office:value="1" calcext:value-type="float">
            <text:p>1</text:p>
          </table:table-cell>
          <table:table-cell table:formula="of:=-[.$C$15]*LN([.C17])" office:value-type="float" office:value="-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-[.$C$15]*LN([.F17])" office:value-type="float" office:value="1.38629436111989" calcext:value-type="float">
            <text:p>1.3862943611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1-[.I17]"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[.$I$17]*[.$J$17]^[.K17]" office:value-type="float" office:value="0.333" calcext:value-type="float">
            <text:p>0.333</text:p>
          </table:table-cell>
          <table:table-cell table:formula="of:=(1-[.$I$17])/[.$I$17]" office:value-type="float" office:value="2.003003003003" calcext:value-type="float">
            <text:p>2.003003003</text:p>
          </table:table-cell>
          <table:table-cell/>
          <table:table-cell table:formula="of:=1-(1-[.$I$17])^[.K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1" office:value-type="float" office:value="1" calcext:value-type="float">
            <text:p>1</text:p>
          </table:table-cell>
          <table:table-cell table:formula="of:=EXP(-[.B18]/[.$C$15])" office:value-type="float" office:value="0.606530659712633" calcext:value-type="float">
            <text:p>0.6065306597</text:p>
          </table:table-cell>
          <table:table-cell table:formula="of:=-[.$C$15]*LN([.C1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$I$17]*[.$J$17]^[.K18]" office:value-type="float" office:value="0.222111" calcext:value-type="float">
            <text:p>0.222111</text:p>
          </table:table-cell>
          <table:table-cell table:number-columns-repeated="2"/>
          <table:table-cell table:formula="of:=1-(1-[.$I$17])^[.K18]" office:value-type="float" office:value="0.333" calcext:value-type="float">
            <text:p>0.333</text:p>
          </table:table-cell>
        </table:table-row>
        <table:table-row table:style-name="ro1">
          <table:table-cell/>
          <table:table-cell table:formula="of:=[.B18]+1" office:value-type="float" office:value="2" calcext:value-type="float">
            <text:p>2</text:p>
          </table:table-cell>
          <table:table-cell table:formula="of:=EXP(-[.B19]/[.$C$15])" office:value-type="float" office:value="0.367879441171442" calcext:value-type="float">
            <text:p>0.3678794412</text:p>
          </table:table-cell>
          <table:table-cell table:formula="of:=-[.$C$15]*LN([.C19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[.$I$17]*[.$J$17]^[.K19]" office:value-type="float" office:value="0.148148037" calcext:value-type="float">
            <text:p>0.148148037</text:p>
          </table:table-cell>
          <table:table-cell table:number-columns-repeated="2"/>
          <table:table-cell table:formula="of:=1-(1-[.$I$17])^[.K19]" office:value-type="float" office:value="0.555111" calcext:value-type="float">
            <text:p>0.555111</text:p>
          </table:table-cell>
        </table:table-row>
        <table:table-row table:style-name="ro1">
          <table:table-cell/>
          <table:table-cell table:formula="of:=[.B19]+1" office:value-type="float" office:value="3" calcext:value-type="float">
            <text:p>3</text:p>
          </table:table-cell>
          <table:table-cell table:formula="of:=EXP(-[.B20]/[.$C$15])" office:value-type="float" office:value="0.22313016014843" calcext:value-type="float">
            <text:p>0.2231301601</text:p>
          </table:table-cell>
          <table:table-cell table:formula="of:=-[.$C$15]*LN([.C2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[.$I$17]*[.$J$17]^[.K20]" office:value-type="float" office:value="0.098814740679" calcext:value-type="float">
            <text:p>0.0988147407</text:p>
          </table:table-cell>
          <table:table-cell table:number-columns-repeated="2"/>
          <table:table-cell table:formula="of:=1-(1-[.$I$17])^[.K20]" office:value-type="float" office:value="0.703259037" calcext:value-type="float">
            <text:p>0.703259037</text:p>
          </table:table-cell>
        </table:table-row>
        <table:table-row table:style-name="ro1">
          <table:table-cell/>
          <table:table-cell table:formula="of:=[.B20]+1" office:value-type="float" office:value="4" calcext:value-type="float">
            <text:p>4</text:p>
          </table:table-cell>
          <table:table-cell table:formula="of:=EXP(-[.B21]/[.$C$15])" office:value-type="float" office:value="0.135335283236613" calcext:value-type="float">
            <text:p>0.1353352832</text:p>
          </table:table-cell>
          <table:table-cell table:formula="of:=-[.$C$15]*LN([.C21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[.$I$17]*[.$J$17]^[.K21]" office:value-type="float" office:value="0.065909432032893" calcext:value-type="float">
            <text:p>0.065909432</text:p>
          </table:table-cell>
          <table:table-cell table:number-columns-repeated="2"/>
          <table:table-cell table:formula="of:=1-(1-[.$I$17])^[.K21]" office:value-type="float" office:value="0.802073777679" calcext:value-type="float">
            <text:p>0.8020737777</text:p>
          </table:table-cell>
        </table:table-row>
        <table:table-row table:style-name="ro1">
          <table:table-cell/>
          <table:table-cell table:formula="of:=[.B21]+1" office:value-type="float" office:value="5" calcext:value-type="float">
            <text:p>5</text:p>
          </table:table-cell>
          <table:table-cell table:formula="of:=EXP(-[.B22]/[.$C$15])" office:value-type="float" office:value="0.0820849986238988" calcext:value-type="float">
            <text:p>0.0820849986</text:p>
          </table:table-cell>
          <table:table-cell table:formula="of:=-[.$C$15]*LN([.C22])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I$17]*[.$J$17]^[.K22]" office:value-type="float" office:value="0.0439615911659396" calcext:value-type="float">
            <text:p>0.0439615912</text:p>
          </table:table-cell>
          <table:table-cell table:number-columns-repeated="2"/>
          <table:table-cell table:formula="of:=1-(1-[.$I$17])^[.K22]" office:value-type="float" office:value="0.867983209711893" calcext:value-type="float">
            <text:p>0.8679832097</text:p>
          </table:table-cell>
        </table:table-row>
        <table:table-row table:style-name="ro1">
          <table:table-cell/>
          <table:table-cell table:formula="of:=[.B22]+1" office:value-type="float" office:value="6" calcext:value-type="float">
            <text:p>6</text:p>
          </table:table-cell>
          <table:table-cell table:formula="of:=EXP(-[.B23]/[.$C$15])" office:value-type="float" office:value="0.049787068367864" calcext:value-type="float">
            <text:p>0.0497870684</text:p>
          </table:table-cell>
          <table:table-cell table:formula="of:=-[.$C$15]*LN([.C23])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[.$I$17]*[.$J$17]^[.K23]" office:value-type="float" office:value="0.0293223813076817" calcext:value-type="float">
            <text:p>0.0293223813</text:p>
          </table:table-cell>
          <table:table-cell table:number-columns-repeated="2"/>
          <table:table-cell table:formula="of:=1-(1-[.$I$17])^[.K23]" office:value-type="float" office:value="0.911944800877833" calcext:value-type="float">
            <text:p>0.9119448009</text:p>
          </table:table-cell>
        </table:table-row>
        <table:table-row table:style-name="ro1">
          <table:table-cell/>
          <table:table-cell table:formula="of:=[.B23]+1" office:value-type="float" office:value="7" calcext:value-type="float">
            <text:p>7</text:p>
          </table:table-cell>
          <table:table-cell table:formula="of:=EXP(-[.B24]/[.$C$15])" office:value-type="float" office:value="0.0301973834223185" calcext:value-type="float">
            <text:p>0.0301973834</text:p>
          </table:table-cell>
          <table:table-cell table:formula="of:=-[.$C$15]*LN([.C24])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$I$17]*[.$J$17]^[.K24]" office:value-type="float" office:value="0.0195580283322237" calcext:value-type="float">
            <text:p>0.0195580283</text:p>
          </table:table-cell>
          <table:table-cell table:number-columns-repeated="2"/>
          <table:table-cell table:formula="of:=1-(1-[.$I$17])^[.K24]" office:value-type="float" office:value="0.941267182185514" calcext:value-type="float">
            <text:p>0.9412671822</text:p>
          </table:table-cell>
        </table:table-row>
        <table:table-row table:style-name="ro1">
          <table:table-cell/>
          <table:table-cell table:formula="of:=[.B24]+1" office:value-type="float" office:value="8" calcext:value-type="float">
            <text:p>8</text:p>
          </table:table-cell>
          <table:table-cell table:formula="of:=EXP(-[.B25]/[.$C$15])" office:value-type="float" office:value="0.0183156388887342" calcext:value-type="float">
            <text:p>0.0183156389</text:p>
          </table:table-cell>
          <table:table-cell table:formula="of:=-[.$C$15]*LN([.C25])"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$I$17]*[.$J$17]^[.K25]" office:value-type="float" office:value="0.0130452048975932" calcext:value-type="float">
            <text:p>0.0130452049</text:p>
          </table:table-cell>
          <table:table-cell table:number-columns-repeated="2"/>
          <table:table-cell table:formula="of:=1-(1-[.$I$17])^[.K25]" office:value-type="float" office:value="0.960825210517738" calcext:value-type="float">
            <text:p>0.9608252105</text:p>
          </table:table-cell>
        </table:table-row>
        <table:table-row table:style-name="ro1">
          <table:table-cell/>
          <table:table-cell table:formula="of:=[.B25]+1" office:value-type="float" office:value="9" calcext:value-type="float">
            <text:p>9</text:p>
          </table:table-cell>
          <table:table-cell table:formula="of:=EXP(-[.B26]/[.$C$15])" office:value-type="float" office:value="0.0111089965382423" calcext:value-type="float">
            <text:p>0.0111089965</text:p>
          </table:table-cell>
          <table:table-cell table:formula="of:=-[.$C$15]*LN([.C26])"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I$17]*[.$J$17]^[.K26]" office:value-type="float" office:value="0.00870115166669468" calcext:value-type="float">
            <text:p>0.0087011517</text:p>
          </table:table-cell>
          <table:table-cell table:number-columns-repeated="2"/>
          <table:table-cell table:formula="of:=1-(1-[.$I$17])^[.K26]" office:value-type="float" office:value="0.973870415415331" calcext:value-type="float">
            <text:p>0.9738704154</text:p>
          </table:table-cell>
        </table:table-row>
        <table:table-row table:style-name="ro1">
          <table:table-cell/>
          <table:table-cell table:formula="of:=[.B26]+1" office:value-type="float" office:value="10" calcext:value-type="float">
            <text:p>10</text:p>
          </table:table-cell>
          <table:table-cell table:formula="of:=EXP(-[.B27]/[.$C$15])" office:value-type="float" office:value="0.00673794699908547" calcext:value-type="float">
            <text:p>0.006737947</text:p>
          </table:table-cell>
          <table:table-cell table:formula="of:=-[.$C$15]*LN([.C27])"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$I$17]*[.$J$17]^[.K27]" office:value-type="float" office:value="0.00580366816168535" calcext:value-type="float">
            <text:p>0.0058036682</text:p>
          </table:table-cell>
          <table:table-cell table:number-columns-repeated="2"/>
          <table:table-cell table:formula="of:=1-(1-[.$I$17])^[.K27]" office:value-type="float" office:value="0.982571567082026" calcext:value-type="float">
            <text:p>0.9825715671</text:p>
          </table:table-cell>
        </table:table-row>
        <table:table-row table:style-name="ro1">
          <table:table-cell/>
          <table:table-cell table:formula="of:=[.B27]+1" office:value-type="float" office:value="11" calcext:value-type="float">
            <text:p>11</text:p>
          </table:table-cell>
          <table:table-cell table:formula="of:=EXP(-[.B28]/[.$C$15])" office:value-type="float" office:value="0.00408677143846407" calcext:value-type="float">
            <text:p>0.0040867714</text:p>
          </table:table-cell>
          <table:table-cell table:formula="of:=-[.$C$15]*LN([.C28])" office:value-type="float" office:value="11" calcext:value-type="float">
            <text:p>11</text:p>
          </table:table-cell>
          <table:table-cell table:number-columns-repeated="6"/>
          <table:table-cell table:formula="of:=[.K27]+1" office:value-type="float" office:value="11" calcext:value-type="float">
            <text:p>11</text:p>
          </table:table-cell>
          <table:table-cell table:formula="of:=[.$I$17]*[.$J$17]^[.K28]" office:value-type="float" office:value="0.00387104666384413" calcext:value-type="float">
            <text:p>0.0038710467</text:p>
          </table:table-cell>
          <table:table-cell table:number-columns-repeated="2"/>
          <table:table-cell table:formula="of:=1-(1-[.$I$17])^[.K28]" office:value-type="float" office:value="0.988375235243711" calcext:value-type="float">
            <text:p>0.9883752352</text:p>
          </table:table-cell>
        </table:table-row>
        <table:table-row table:style-name="ro1">
          <table:table-cell/>
          <table:table-cell table:formula="of:=[.B28]+1" office:value-type="float" office:value="12" calcext:value-type="float">
            <text:p>12</text:p>
          </table:table-cell>
          <table:table-cell table:formula="of:=EXP(-[.B29]/[.$C$15])" office:value-type="float" office:value="0.00247875217666636" calcext:value-type="float">
            <text:p>0.0024787522</text:p>
          </table:table-cell>
          <table:table-cell table:formula="of:=-[.$C$15]*LN([.C29])" office:value-type="float" office:value="12" calcext:value-type="float">
            <text:p>12</text:p>
          </table:table-cell>
          <table:table-cell table:number-columns-repeated="6"/>
          <table:table-cell table:formula="of:=[.K28]+1" office:value-type="float" office:value="12" calcext:value-type="float">
            <text:p>12</text:p>
          </table:table-cell>
          <table:table-cell table:formula="of:=[.$I$17]*[.$J$17]^[.K29]" office:value-type="float" office:value="0.00258198812478404" calcext:value-type="float">
            <text:p>0.0025819881</text:p>
          </table:table-cell>
          <table:table-cell table:number-columns-repeated="2"/>
          <table:table-cell table:formula="of:=1-(1-[.$I$17])^[.K29]" office:value-type="float" office:value="0.992246281907555" calcext:value-type="float">
            <text:p>0.9922462819</text:p>
          </table:table-cell>
        </table:table-row>
        <table:table-row table:style-name="ro1">
          <table:table-cell/>
          <table:table-cell table:formula="of:=[.B29]+1" office:value-type="float" office:value="13" calcext:value-type="float">
            <text:p>13</text:p>
          </table:table-cell>
          <table:table-cell table:formula="of:=EXP(-[.B30]/[.$C$15])" office:value-type="float" office:value="0.00150343919297757" calcext:value-type="float">
            <text:p>0.0015034392</text:p>
          </table:table-cell>
          <table:table-cell table:formula="of:=-[.$C$15]*LN([.C30])" office:value-type="float" office:value="13" calcext:value-type="float">
            <text:p>13</text:p>
          </table:table-cell>
          <table:table-cell table:number-columns-repeated="6"/>
          <table:table-cell table:formula="of:=[.K29]+1" office:value-type="float" office:value="13" calcext:value-type="float">
            <text:p>13</text:p>
          </table:table-cell>
          <table:table-cell table:formula="of:=[.$I$17]*[.$J$17]^[.K30]" office:value-type="float" office:value="0.00172218607923095" calcext:value-type="float">
            <text:p>0.0017221861</text:p>
          </table:table-cell>
          <table:table-cell table:number-columns-repeated="2"/>
          <table:table-cell table:formula="of:=1-(1-[.$I$17])^[.K30]" office:value-type="float" office:value="0.99482827003234" calcext:value-type="float">
            <text:p>0.99482827</text:p>
          </table:table-cell>
        </table:table-row>
        <table:table-row table:style-name="ro1">
          <table:table-cell/>
          <table:table-cell table:formula="of:=[.B30]+1" office:value-type="float" office:value="14" calcext:value-type="float">
            <text:p>14</text:p>
          </table:table-cell>
          <table:table-cell table:formula="of:=EXP(-[.B31]/[.$C$15])" office:value-type="float" office:value="0.000911881965554516" calcext:value-type="float">
            <text:p>0.000911882</text:p>
          </table:table-cell>
          <table:table-cell table:formula="of:=-[.$C$15]*LN([.C31])" office:value-type="float" office:value="14" calcext:value-type="float">
            <text:p>14</text:p>
          </table:table-cell>
          <table:table-cell table:number-columns-repeated="6"/>
          <table:table-cell table:formula="of:=[.K30]+1" office:value-type="float" office:value="14" calcext:value-type="float">
            <text:p>14</text:p>
          </table:table-cell>
          <table:table-cell table:formula="of:=[.$I$17]*[.$J$17]^[.K31]" office:value-type="float" office:value="0.00114869811484705" calcext:value-type="float">
            <text:p>0.0011486981</text:p>
          </table:table-cell>
          <table:table-cell table:number-columns-repeated="2"/>
          <table:table-cell table:formula="of:=1-(1-[.$I$17])^[.K31]" office:value-type="float" office:value="0.99655045611157" calcext:value-type="float">
            <text:p>0.9965504561</text:p>
          </table:table-cell>
        </table:table-row>
        <table:table-row table:style-name="ro1">
          <table:table-cell/>
          <table:table-cell table:formula="of:=[.B31]+1" office:value-type="float" office:value="15" calcext:value-type="float">
            <text:p>15</text:p>
          </table:table-cell>
          <table:table-cell table:formula="of:=EXP(-[.B32]/[.$C$15])" office:value-type="float" office:value="0.000553084370147834" calcext:value-type="float">
            <text:p>0.0005530844</text:p>
          </table:table-cell>
          <table:table-cell table:formula="of:=-[.$C$15]*LN([.C32])" office:value-type="float" office:value="15" calcext:value-type="float">
            <text:p>15</text:p>
          </table:table-cell>
          <table:table-cell table:number-columns-repeated="6"/>
          <table:table-cell table:formula="of:=[.K31]+1" office:value-type="float" office:value="15" calcext:value-type="float">
            <text:p>15</text:p>
          </table:table-cell>
          <table:table-cell table:formula="of:=[.$I$17]*[.$J$17]^[.K32]" office:value-type="float" office:value="0.000766181642602979" calcext:value-type="float">
            <text:p>0.0007661816</text:p>
          </table:table-cell>
          <table:table-cell table:number-columns-repeated="2"/>
          <table:table-cell table:formula="of:=1-(1-[.$I$17])^[.K32]" office:value-type="float" office:value="0.997699154226418" calcext:value-type="float">
            <text:p>0.9976991542</text:p>
          </table:table-cell>
        </table:table-row>
        <table:table-row table:style-name="ro1">
          <table:table-cell/>
          <table:table-cell table:formula="of:=[.B32]+1" office:value-type="float" office:value="16" calcext:value-type="float">
            <text:p>16</text:p>
          </table:table-cell>
          <table:table-cell table:formula="of:=EXP(-[.B33]/[.$C$15])" office:value-type="float" office:value="0.000335462627902512" calcext:value-type="float">
            <text:p>0.0003354626</text:p>
          </table:table-cell>
          <table:table-cell table:formula="of:=-[.$C$15]*LN([.C33])" office:value-type="float" office:value="16" calcext:value-type="float">
            <text:p>16</text:p>
          </table:table-cell>
          <table:table-cell table:number-columns-repeated="6"/>
          <table:table-cell table:formula="of:=[.K32]+1" office:value-type="float" office:value="16" calcext:value-type="float">
            <text:p>16</text:p>
          </table:table-cell>
          <table:table-cell table:formula="of:=[.$I$17]*[.$J$17]^[.K33]" office:value-type="float" office:value="0.000511043155616187" calcext:value-type="float">
            <text:p>0.0005110432</text:p>
          </table:table-cell>
          <table:table-cell table:number-columns-repeated="2"/>
          <table:table-cell table:formula="of:=1-(1-[.$I$17])^[.K33]" office:value-type="float" office:value="0.99846533586902" calcext:value-type="float">
            <text:p>0.9984653359</text:p>
          </table:table-cell>
        </table:table-row>
        <table:table-row table:style-name="ro1">
          <table:table-cell/>
          <table:table-cell table:formula="of:=[.B33]+1" office:value-type="float" office:value="17" calcext:value-type="float">
            <text:p>17</text:p>
          </table:table-cell>
          <table:table-cell table:formula="of:=EXP(-[.B34]/[.$C$15])" office:value-type="float" office:value="0.000203468369010644" calcext:value-type="float">
            <text:p>0.0002034684</text:p>
          </table:table-cell>
          <table:table-cell table:formula="of:=-[.$C$15]*LN([.C34])" office:value-type="float" office:value="17" calcext:value-type="float">
            <text:p>17</text:p>
          </table:table-cell>
          <table:table-cell table:number-columns-repeated="6"/>
          <table:table-cell table:formula="of:=[.K33]+1" office:value-type="float" office:value="17" calcext:value-type="float">
            <text:p>17</text:p>
          </table:table-cell>
          <table:table-cell table:formula="of:=[.$I$17]*[.$J$17]^[.K34]" office:value-type="float" office:value="0.000340865784795997" calcext:value-type="float">
            <text:p>0.0003408658</text:p>
          </table:table-cell>
          <table:table-cell table:number-columns-repeated="2"/>
          <table:table-cell table:formula="of:=1-(1-[.$I$17])^[.K34]" office:value-type="float" office:value="0.998976379024637" calcext:value-type="float">
            <text:p>0.998976379</text:p>
          </table:table-cell>
        </table:table-row>
        <table:table-row table:style-name="ro1">
          <table:table-cell/>
          <table:table-cell table:formula="of:=[.B34]+1" office:value-type="float" office:value="18" calcext:value-type="float">
            <text:p>18</text:p>
          </table:table-cell>
          <table:table-cell table:formula="of:=EXP(-[.B35]/[.$C$15])" office:value-type="float" office:value="0.00012340980408668" calcext:value-type="float">
            <text:p>0.0001234098</text:p>
          </table:table-cell>
          <table:table-cell table:formula="of:=-[.$C$15]*LN([.C35])" office:value-type="float" office:value="18" calcext:value-type="float">
            <text:p>18</text:p>
          </table:table-cell>
          <table:table-cell table:number-columns-repeated="6"/>
          <table:table-cell table:formula="of:=[.K34]+1" office:value-type="float" office:value="18" calcext:value-type="float">
            <text:p>18</text:p>
          </table:table-cell>
          <table:table-cell table:formula="of:=[.$I$17]*[.$J$17]^[.K35]" office:value-type="float" office:value="0.00022735747845893" calcext:value-type="float">
            <text:p>0.0002273575</text:p>
          </table:table-cell>
          <table:table-cell table:number-columns-repeated="2"/>
          <table:table-cell table:formula="of:=1-(1-[.$I$17])^[.K35]" office:value-type="float" office:value="0.999317244809433" calcext:value-type="float">
            <text:p>0.9993172448</text:p>
          </table:table-cell>
        </table:table-row>
        <table:table-row table:style-name="ro1">
          <table:table-cell/>
          <table:table-cell table:formula="of:=[.B35]+1" office:value-type="float" office:value="19" calcext:value-type="float">
            <text:p>19</text:p>
          </table:table-cell>
          <table:table-cell table:formula="of:=EXP(-[.B36]/[.$C$15])" office:value-type="float" office:value="0.0000748518298877006" calcext:value-type="float">
            <text:p>7.48518298877006E-005</text:p>
          </table:table-cell>
          <table:table-cell table:formula="of:=-[.$C$15]*LN([.C36])" office:value-type="float" office:value="19" calcext:value-type="float">
            <text:p>19</text:p>
          </table:table-cell>
          <table:table-cell table:number-columns-repeated="6"/>
          <table:table-cell table:formula="of:=[.K35]+1" office:value-type="float" office:value="19" calcext:value-type="float">
            <text:p>19</text:p>
          </table:table-cell>
          <table:table-cell table:formula="of:=[.$I$17]*[.$J$17]^[.K36]" office:value-type="float" office:value="0.000151647438132106" calcext:value-type="float">
            <text:p>0.0001516474</text:p>
          </table:table-cell>
          <table:table-cell table:number-columns-repeated="2"/>
          <table:table-cell table:formula="of:=1-(1-[.$I$17])^[.K36]" office:value-type="float" office:value="0.999544602287891" calcext:value-type="float">
            <text:p>0.9995446023</text:p>
          </table:table-cell>
        </table:table-row>
        <table:table-row table:style-name="ro1">
          <table:table-cell/>
          <table:table-cell table:formula="of:=[.B36]+1" office:value-type="float" office:value="20" calcext:value-type="float">
            <text:p>20</text:p>
          </table:table-cell>
          <table:table-cell table:formula="of:=EXP(-[.B37]/[.$C$15])" office:value-type="float" office:value="0.0000453999297624849" calcext:value-type="float">
            <text:p>4.53999297624849E-005</text:p>
          </table:table-cell>
          <table:table-cell table:formula="of:=-[.$C$15]*LN([.C37]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formula="of:=[.B37]+1" office:value-type="float" office:value="21" calcext:value-type="float">
            <text:p>21</text:p>
          </table:table-cell>
          <table:table-cell table:formula="of:=EXP(-[.B38]/[.$C$15])" office:value-type="float" office:value="0.0000275364493497472" calcext:value-type="float">
            <text:p>2.75364493497472E-005</text:p>
          </table:table-cell>
          <table:table-cell table:formula="of:=-[.$C$15]*LN([.C38])"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table:formula="of:=[.B38]+1" office:value-type="float" office:value="22" calcext:value-type="float">
            <text:p>22</text:p>
          </table:table-cell>
          <table:table-cell table:formula="of:=EXP(-[.B39]/[.$C$15])" office:value-type="float" office:value="0.0000167017007902457" calcext:value-type="float">
            <text:p>1.67017007902457E-005</text:p>
          </table:table-cell>
          <table:table-cell table:formula="of:=-[.$C$15]*LN([.C39])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/>
          <table:table-cell table:formula="of:=[.B39]+1" office:value-type="float" office:value="23" calcext:value-type="float">
            <text:p>23</text:p>
          </table:table-cell>
          <table:table-cell table:formula="of:=EXP(-[.B40]/[.$C$15])" office:value-type="float" office:value="0.0000101300935986307" calcext:value-type="float">
            <text:p>1.01300935986307E-005</text:p>
          </table:table-cell>
          <table:table-cell table:formula="of:=-[.$C$15]*LN([.C40])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table:formula="of:=[.B40]+1" office:value-type="float" office:value="24" calcext:value-type="float">
            <text:p>24</text:p>
          </table:table-cell>
          <table:table-cell table:formula="of:=EXP(-[.B41]/[.$C$15])" office:value-type="float" office:value="0.00000614421235332821" calcext:value-type="float">
            <text:p>6.14421235332821E-006</text:p>
          </table:table-cell>
          <table:table-cell table:formula="of:=-[.$C$15]*LN([.C41])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/>
          <table:table-cell table:formula="of:=[.B41]+1" office:value-type="float" office:value="25" calcext:value-type="float">
            <text:p>25</text:p>
          </table:table-cell>
          <table:table-cell table:formula="of:=EXP(-[.B42]/[.$C$15])" office:value-type="float" office:value="0.00000372665317207867" calcext:value-type="float">
            <text:p>3.72665317207867E-006</text:p>
          </table:table-cell>
          <table:table-cell table:formula="of:=-[.$C$15]*LN([.C42])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formula="of:=[.B42]+1" office:value-type="float" office:value="26" calcext:value-type="float">
            <text:p>26</text:p>
          </table:table-cell>
          <table:table-cell table:formula="of:=EXP(-[.B43]/[.$C$15])" office:value-type="float" office:value="0.00000226032940698105" calcext:value-type="float">
            <text:p>2.26032940698105E-006</text:p>
          </table:table-cell>
          <table:table-cell table:formula="of:=-[.$C$15]*LN([.C43])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/>
          <table:table-cell table:formula="of:=[.B43]+1" office:value-type="float" office:value="27" calcext:value-type="float">
            <text:p>27</text:p>
          </table:table-cell>
          <table:table-cell table:formula="of:=EXP(-[.B44]/[.$C$15])" office:value-type="float" office:value="0.00000137095908638408" calcext:value-type="float">
            <text:p>0.000001371</text:p>
          </table:table-cell>
          <table:table-cell table:formula="of:=-[.$C$15]*LN([.C44])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/>
          <table:table-cell table:formula="of:=[.B44]+1" office:value-type="float" office:value="28" calcext:value-type="float">
            <text:p>28</text:p>
          </table:table-cell>
          <table:table-cell table:formula="of:=EXP(-[.B45]/[.$C$15])" office:value-type="float" office:value="0.000000831528719103568" calcext:value-type="float">
            <text:p>8.31528719103568E-007</text:p>
          </table:table-cell>
          <table:table-cell table:formula="of:=-[.$C$15]*LN([.C45])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table:formula="of:=[.B45]+1" office:value-type="float" office:value="29" calcext:value-type="float">
            <text:p>29</text:p>
          </table:table-cell>
          <table:table-cell table:formula="of:=EXP(-[.B46]/[.$C$15])" office:value-type="float" office:value="0.000000504347662567888" calcext:value-type="float">
            <text:p>5.04347662567888E-007</text:p>
          </table:table-cell>
          <table:table-cell table:formula="of:=-[.$C$15]*LN([.C46])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float" office:value="30" calcext:value-type="float">
            <text:p>30</text:p>
          </table:table-cell>
          <table:table-cell table:formula="of:=EXP(-[.B47]/[.$C$15])" office:value-type="float" office:value="0.000000305902320501826" calcext:value-type="float">
            <text:p>3.05902320501826E-007</text:p>
          </table:table-cell>
          <table:table-cell table:formula="of:=-[.$C$15]*LN([.C47])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table:formula="of:=[.B47]+1" office:value-type="float" office:value="31" calcext:value-type="float">
            <text:p>31</text:p>
          </table:table-cell>
          <table:table-cell table:formula="of:=EXP(-[.B48]/[.$C$15])" office:value-type="float" office:value="0.000000185539136261598" calcext:value-type="float">
            <text:p>1.85539136261598E-007</text:p>
          </table:table-cell>
          <table:table-cell table:formula="of:=-[.$C$15]*LN([.C48])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/>
          <table:table-cell table:formula="of:=[.B48]+1" office:value-type="float" office:value="32" calcext:value-type="float">
            <text:p>32</text:p>
          </table:table-cell>
          <table:table-cell table:formula="of:=EXP(-[.B49]/[.$C$15])" office:value-type="float" office:value="0.000000112535174719259" calcext:value-type="float">
            <text:p>1.12535174719259E-007</text:p>
          </table:table-cell>
          <table:table-cell table:formula="of:=-[.$C$15]*LN([.C49])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table:formula="of:=[.B49]+1" office:value-type="float" office:value="33" calcext:value-type="float">
            <text:p>33</text:p>
          </table:table-cell>
          <table:table-cell table:formula="of:=EXP(-[.B50]/[.$C$15])" office:value-type="float" office:value="0.0000000682560337633487" calcext:value-type="float">
            <text:p>6.82560337633487E-008</text:p>
          </table:table-cell>
          <table:table-cell table:formula="of:=-[.$C$15]*LN([.C50])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/>
          <table:table-cell table:formula="of:=[.B50]+1" office:value-type="float" office:value="34" calcext:value-type="float">
            <text:p>34</text:p>
          </table:table-cell>
          <table:table-cell table:formula="of:=EXP(-[.B51]/[.$C$15])" office:value-type="float" office:value="0.0000000413993771878517" calcext:value-type="float">
            <text:p>4.13993771878517E-008</text:p>
          </table:table-cell>
          <table:table-cell table:formula="of:=-[.$C$15]*LN([.C51])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/>
          <table:table-cell table:formula="of:=[.B51]+1" office:value-type="float" office:value="35" calcext:value-type="float">
            <text:p>35</text:p>
          </table:table-cell>
          <table:table-cell table:formula="of:=EXP(-[.B52]/[.$C$15])" office:value-type="float" office:value="0.0000000251099915574398" calcext:value-type="float">
            <text:p>2.51099915574398E-008</text:p>
          </table:table-cell>
          <table:table-cell table:formula="of:=-[.$C$15]*LN([.C52])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/>
          <table:table-cell table:formula="of:=[.B52]+1" office:value-type="float" office:value="36" calcext:value-type="float">
            <text:p>36</text:p>
          </table:table-cell>
          <table:table-cell table:formula="of:=EXP(-[.B53]/[.$C$15])" office:value-type="float" office:value="0.0000000152299797447126" calcext:value-type="float">
            <text:p>1.52299797447126E-008</text:p>
          </table:table-cell>
          <table:table-cell table:formula="of:=-[.$C$15]*LN([.C53])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/>
          <table:table-cell table:formula="of:=[.B53]+1" office:value-type="float" office:value="37" calcext:value-type="float">
            <text:p>37</text:p>
          </table:table-cell>
          <table:table-cell table:formula="of:=EXP(-[.B54]/[.$C$15])" office:value-type="float" office:value="0.00000000923744966197059" calcext:value-type="float">
            <text:p>9.23744966197059E-009</text:p>
          </table:table-cell>
          <table:table-cell table:formula="of:=-[.$C$15]*LN([.C54])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/>
          <table:table-cell table:formula="of:=[.B54]+1" office:value-type="float" office:value="38" calcext:value-type="float">
            <text:p>38</text:p>
          </table:table-cell>
          <table:table-cell table:formula="of:=EXP(-[.B55]/[.$C$15])" office:value-type="float" office:value="0.00000000560279643753727" calcext:value-type="float">
            <text:p>5.60279643753727E-009</text:p>
          </table:table-cell>
          <table:table-cell table:formula="of:=-[.$C$15]*LN([.C55])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/>
          <table:table-cell table:formula="of:=[.B55]+1" office:value-type="float" office:value="39" calcext:value-type="float">
            <text:p>39</text:p>
          </table:table-cell>
          <table:table-cell table:formula="of:=EXP(-[.B56]/[.$C$15])" office:value-type="float" office:value="0.00000000339826781949507" calcext:value-type="float">
            <text:p>3.39826781949507E-009</text:p>
          </table:table-cell>
          <table:table-cell table:formula="of:=-[.$C$15]*LN([.C56])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/>
          <table:table-cell table:formula="of:=[.B56]+1" office:value-type="float" office:value="40" calcext:value-type="float">
            <text:p>40</text:p>
          </table:table-cell>
          <table:table-cell table:formula="of:=EXP(-[.B57]/[.$C$15])" office:value-type="float" office:value="0.00000000206115362243856" calcext:value-type="float">
            <text:p>2.06115362243856E-009</text:p>
          </table:table-cell>
          <table:table-cell table:formula="of:=-[.$C$15]*LN([.C57])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table:formula="of:=[.B57]+1" office:value-type="float" office:value="41" calcext:value-type="float">
            <text:p>41</text:p>
          </table:table-cell>
          <table:table-cell table:formula="of:=EXP(-[.B58]/[.$C$15])" office:value-type="float" office:value="0.00000000125015286638674" calcext:value-type="float">
            <text:p>1.25015286638674E-009</text:p>
          </table:table-cell>
          <table:table-cell table:formula="of:=-[.$C$15]*LN([.C58])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/>
          <table:table-cell table:formula="of:=[.B58]+1" office:value-type="float" office:value="42" calcext:value-type="float">
            <text:p>42</text:p>
          </table:table-cell>
          <table:table-cell table:formula="of:=EXP(-[.B59]/[.$C$15])" office:value-type="float" office:value="0.000000000758256042791191" calcext:value-type="float">
            <text:p>7.58256042791191E-010</text:p>
          </table:table-cell>
          <table:table-cell table:formula="of:=-[.$C$15]*LN([.C59])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/>
          <table:table-cell table:formula="of:=[.B59]+1" office:value-type="float" office:value="43" calcext:value-type="float">
            <text:p>43</text:p>
          </table:table-cell>
          <table:table-cell table:formula="of:=EXP(-[.B60]/[.$C$15])" office:value-type="float" office:value="0.000000000459905537865232" calcext:value-type="float">
            <text:p>4.59905537865232E-010</text:p>
          </table:table-cell>
          <table:table-cell table:formula="of:=-[.$C$15]*LN([.C60])" office:value-type="float" office:value="43" calcext:value-type="float">
            <text:p>43</text:p>
          </table:table-cell>
          <table:table-cell table:number-columns-repeated="11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table:formula="of:=[.E77]*[.E76]"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ibull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Binomial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-EXP(-([.B79]/[.$C$77]))^[.$C$76]" office:value-type="float" office:value="0" calcext:value-type="float">
            <text:p>0</text:p>
          </table:table-cell>
          <table:table-cell table:formula="of:=1-(1-[.$C$77])^([.B79]+1)^[.$C$76]" office:value-type="float" office:value="1" calcext:value-type="float">
            <text:p>1</text:p>
          </table:table-cell>
          <table:table-cell table:formula="of:=([.$E$77]^[.B79])*(1-[.$E$77])^([.$E$76]-[.B79])" office:value-type="float" office:value="0.046656" calcext:value-type="float">
            <text:p>0.046656</text:p>
          </table:table-cell>
          <table:table-cell table:formula="of:=[.E79]" office:value-type="float" office:value="0.046656" calcext:value-type="float">
            <text:p>0.04665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EXP(-([.B80]/[.$C$77]))^[.$C$76]" office:value-type="float" office:value="0.77686983985157" calcext:value-type="float">
            <text:p>0.7768698399</text:p>
          </table:table-cell>
          <table:table-cell table:formula="of:=1-(1-[.$C$77])^([.B80]+1)^[.$C$76]" office:value-type="float" office:value="1" calcext:value-type="float">
            <text:p>1</text:p>
          </table:table-cell>
          <table:table-cell table:formula="of:=([.$E$77]^[.B80])*(1-[.$E$77])^([.$E$76]-[.B80])" office:value-type="float" office:value="0.031104" calcext:value-type="float">
            <text:p>0.031104</text:p>
          </table:table-cell>
          <table:table-cell table:formula="of:=[.E80]+[.F79]" office:value-type="float" office:value="0.07776" calcext:value-type="float">
            <text:p>0.077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-EXP(-([.B81]/[.$C$77]))^[.$C$76]" office:value-type="float" office:value="0.950212931632136" calcext:value-type="float">
            <text:p>0.9502129316</text:p>
          </table:table-cell>
          <table:table-cell table:formula="of:=1-(1-[.$C$77])^([.B81]+1)^[.$C$76]" office:value-type="float" office:value="1" calcext:value-type="float">
            <text:p>1</text:p>
          </table:table-cell>
          <table:table-cell table:formula="of:=([.$E$77]^[.B81])*(1-[.$E$77])^([.$E$76]-[.B81])" office:value-type="float" office:value="0.020736" calcext:value-type="float">
            <text:p>0.020736</text:p>
          </table:table-cell>
          <table:table-cell table:formula="of:=[.E81]+[.F80]" office:value-type="float" office:value="0.098496" calcext:value-type="float">
            <text:p>0.09849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EXP(-([.B82]/[.$C$77]))^[.$C$76]" office:value-type="float" office:value="0.988891003461758" calcext:value-type="float">
            <text:p>0.9888910035</text:p>
          </table:table-cell>
          <table:table-cell table:formula="of:=1-(1-[.$C$77])^([.B82]+1)^[.$C$76]" office:value-type="float" office:value="1" calcext:value-type="float">
            <text:p>1</text:p>
          </table:table-cell>
          <table:table-cell table:formula="of:=([.$E$77]^[.B82])*(1-[.$E$77])^([.$E$76]-[.B82])" office:value-type="float" office:value="0.013824" calcext:value-type="float">
            <text:p>0.013824</text:p>
          </table:table-cell>
          <table:table-cell table:formula="of:=[.E82]+[.F81]" office:value-type="float" office:value="0.11232" calcext:value-type="float">
            <text:p>0.1123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-EXP(-([.B83]/[.$C$77]))^[.$C$76]" office:value-type="float" office:value="0.997521247823334" calcext:value-type="float">
            <text:p>0.9975212478</text:p>
          </table:table-cell>
          <table:table-cell table:formula="of:=1-(1-[.$C$77])^([.B83]+1)^[.$C$76]" office:value-type="float" office:value="1" calcext:value-type="float">
            <text:p>1</text:p>
          </table:table-cell>
          <table:table-cell table:formula="of:=([.$E$77]^[.B83])*(1-[.$E$77])^([.$E$76]-[.B83])" office:value-type="float" office:value="0.009216" calcext:value-type="float">
            <text:p>0.009216</text:p>
          </table:table-cell>
          <table:table-cell table:formula="of:=[.E83]+[.F82]" office:value-type="float" office:value="0.121536" calcext:value-type="float">
            <text:p>0.12153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-EXP(-([.B84]/[.$C$77]))^[.$C$76]" office:value-type="float" office:value="0.999446915629852" calcext:value-type="float">
            <text:p>0.9994469156</text:p>
          </table:table-cell>
          <table:table-cell table:formula="of:=1-(1-[.$C$77])^([.B84]+1)^[.$C$76]" office:value-type="float" office:value="1" calcext:value-type="float">
            <text:p>1</text:p>
          </table:table-cell>
          <table:table-cell table:formula="of:=([.$E$77]^[.B84])*(1-[.$E$77])^([.$E$76]-[.B84])" office:value-type="float" office:value="0.006144" calcext:value-type="float">
            <text:p>0.006144</text:p>
          </table:table-cell>
          <table:table-cell table:formula="of:=[.E84]+[.F83]" office:value-type="float" office:value="0.12768" calcext:value-type="float">
            <text:p>0.127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-EXP(-([.B85]/[.$C$77]))^[.$C$76]" office:value-type="float" office:value="0.999876590195913" calcext:value-type="float">
            <text:p>0.9998765902</text:p>
          </table:table-cell>
          <table:table-cell table:formula="of:=1-(1-[.$C$77])^([.B85]+1)^[.$C$76]" office:value-type="float" office:value="1" calcext:value-type="float">
            <text:p>1</text:p>
          </table:table-cell>
          <table:table-cell table:formula="of:=([.$E$77]^[.B85])*(1-[.$E$77])^([.$E$76]-[.B85])" office:value-type="float" office:value="0.004096" calcext:value-type="float">
            <text:p>0.004096</text:p>
          </table:table-cell>
          <table:table-cell table:formula="of:=[.E85]+[.F84]" office:value-type="float" office:value="0.131776" calcext:value-type="float">
            <text:p>0.13177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1-26T10:56:38.234824342</meta:creation-date>
    <dc:date>2015-01-26T20:42:56.201478772</dc:date>
    <dc:creator>Nathan Geffen</dc:creator>
    <meta:editing-duration>PT5H58M35S</meta:editing-duration>
    <meta:editing-cycles>1</meta:editing-cycles>
    <meta:document-statistic meta:table-count="1" meta:cell-count="281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4.201cm" style:legend-expansion="high" chart:style-name="ch2"/>
        <chart:plot-area chart:style-name="ch3" table:cell-range-address="Sheet1.B16:Sheet1.C60" chart:data-source-has-labels="both" svg:x="0.32cm" svg:y="0.18cm" svg:width="13.785cm" svg:height="8.64cm">
          <chartooo:coordinate-region svg:x="1.047cm" svg:y="0.38cm" svg:width="13.018cm" svg:height="7.395cm"/>
          <chart:axis chart:dimension="x" chart:name="primary-x" chart:style-name="ch4" chartooo:axis-type="auto">
            <chartooo:date-scale/>
            <chart:categories table:cell-range-address="Sheet1.B17:Sheet1.B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7:Sheet1.C60" chart:label-cell-address="Sheet1.C16:Sheet1.C16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^-xb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17:Sheet1.B60</svg:desc>
                </draw:g>
              </table:table-cell>
              <table:table-cell office:value-type="float" office:value="1">
                <text:p>1</text:p>
                <draw:g>
                  <svg:desc>Sheet1.C17:Sheet1.C6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20849986238988">
                <text:p>0.08208499862389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9787068367864">
                <text:p>0.0497870683678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301973834223185">
                <text:p>0.03019738342231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83156388887342">
                <text:p>0.01831563888873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408677143846407">
                <text:p>0.004086771438464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47875217666636">
                <text:p>0.002478752176666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50343919297757">
                <text:p>0.001503439192977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911881965554516">
                <text:p>0.0009118819655545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553084370147834">
                <text:p>0.0005530843701478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335462627902512">
                <text:p>0.0003354626279025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203468369010644">
                <text:p>0.0002034683690106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12340980408668">
                <text:p>0.000123409804086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748518298877006">
                <text:p>0.0000748518298877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0275364493497472">
                <text:p>0.00002753644934974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167017007902457">
                <text:p>0.000016701700790245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101300935986307">
                <text:p>0.00001013009359863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614421235332821">
                <text:p>0.000006144212353328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0226032940698105">
                <text:p>0.0000022603294069810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137095908638408">
                <text:p>0.000001370959086384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0831528719103568">
                <text:p>0.0000008315287191035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504347662567888">
                <text:p>0.0000005043476625678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305902320501826">
                <text:p>0.0000003059023205018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0000185539136261598">
                <text:p>0.0000001855391362615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12535174719259">
                <text:p>0.00000011253517471925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0000682560337633487">
                <text:p>0.00000006825603376334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00000413993771878517">
                <text:p>0.00000004139937718785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00000251099915574398">
                <text:p>0.00000002510999155743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00000152299797447126">
                <text:p>0.00000001522997974471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000000923744966197059">
                <text:p>0.000000009237449661970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000000560279643753727">
                <text:p>0.00000000560279643753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000000339826781949507">
                <text:p>0.000000003398267819495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0206115362243856">
                <text:p>0.000000002061153622438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000000125015286638674">
                <text:p>0.000000001250152866386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0000000758256042791191">
                <text:p>0.00000000075825604279119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0000000459905537865232">
                <text:p>0.00000000045990553786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